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language="es" fo:country="AR" officeooo:rsid="001a641d" officeooo:paragraph-rsid="001a641d"/>
    </style:style>
    <style:style style:name="P2" style:family="paragraph" style:parent-style-name="Preformatted_20_Text">
      <style:text-properties fo:language="es" fo:country="AR" officeooo:rsid="001a641d" officeooo:paragraph-rsid="001c3332"/>
    </style:style>
    <style:style style:name="P3" style:family="paragraph" style:parent-style-name="Preformatted_20_Text">
      <style:text-properties fo:language="es" fo:country="AR" fo:font-weight="bold" officeooo:rsid="001a641d" officeooo:paragraph-rsid="001a64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b06" style:font-weight-asian="bold" style:font-weight-complex="bold"/>
    </style:style>
    <style:style style:name="T3" style:family="text">
      <style:text-properties officeooo:rsid="0020eb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 1)</text:span> </text:p>
      <text:p text:style-name="P1">En cada conjunto de sentencias indique cuál de ellas representa mejor la Filosofía UNIX y <text:span text:style-name="T1">por qué</text:span>. <text:s/></text:p>
      <text:p text:style-name="P1"/>
      <text:p text:style-name="P1"><text:span text:style-name="T1">a)</text:span> <text:s/></text:p>
      <text:p text:style-name="P1"><text:s text:c="4"/>i) cat /etc/passwd | grep -c root <text:s/></text:p>
      <text:p text:style-name="P1"><text:s text:c="3"/>ii) grep -c root /etc/passwd <text:s/></text:p>
      <text:p text:style-name="P1"><text:s text:c="2"/>iii) cat /etc/passwd | grep root | wc -l</text:p>
      <text:p text:style-name="P1"/>
      <text:p text:style-name="P1"><text:span text:style-name="T1">b)</text:span> <text:s/></text:p>
      <text:p text:style-name="P1"><text:s text:c="4"/>i) sort -u /etc/passwd </text:p>
      <text:p text:style-name="P1"><text:s text:c="3"/>ii) cat /etc/passwd | sort | uniq </text:p>
      <text:p text:style-name="P1"><text:s text:c="2"/>iii) cat /etc/passwd | sort -u </text:p>
      <text:p text:style-name="P1"/>
      <text:p text:style-name="P1"><text:span text:style-name="T1">Ejercicio 2)</text:span> </text:p>
      <text:p text:style-name="P1"><text:span text:style-name="T1">a)</text:span> Cuando ejecutamos un script, ¿con qué permisos se ejecutan los comandos dentro del mismo? Explique con ejemplos. <text:s text:c="14"/></text:p>
      <text:p text:style-name="P1"><text:span text:style-name="T1">b)</text:span> ¿Cómo puede obtener el PID del script? </text:p>
      <text:p text:style-name="P2"><text:span text:style-name="T1">c)</text:span> ¿Dónde colocaría un script para que sea ejecutable <text:span text:style-name="T1">por todos los usuarios</text:span> del</text:p>
      <text:p text:style-name="P2">sistema (sin modificar variables de entorno)? </text:p>
      <text:p text:style-name="P1"/>
      <text:p text:style-name="P3">Ejercicio 3)</text:p>
      <text:p text:style-name="P1">Compare (similitudes y diferencias) los siguientes grupos de sentencias:</text:p>
      <text:p text:style-name="P1"><text:span text:style-name="T1">a)</text:span> #grupo A</text:p>
      <text:p text:style-name="P1"><text:s text:c="4"/>archivo=/etc/passwd</text:p>
      <text:p text:style-name="P1"><text:s text:c="4"/>cat $archivo |while read linea;do </text:p>
      <text:p text:style-name="P1"><text:s text:c="7"/>#conjunto de sentencias</text:p>
      <text:p text:style-name="P1"><text:s text:c="4"/>done </text:p>
      <text:p text:style-name="P1"/>
      <text:p text:style-name="P1"><text:s text:c="3"/>#grupo B</text:p>
      <text:p text:style-name="P1"><text:s text:c="4"/>archivo=/etc/passwd</text:p>
      <text:p text:style-name="P1"><text:s text:c="4"/>while read linea; do </text:p>
      <text:p text:style-name="P1"><text:s text:c="7"/>#conjunto de sentencias</text:p>
      <text:p text:style-name="P1"><text:s text:c="4"/>done &lt; $archivo </text:p>
      <text:p text:style-name="P1"><text:s text:c="4"/></text:p>
      <text:p text:style-name="P1"><text:span text:style-name="T1">b)</text:span> #grupo A</text:p>
      <text:p text:style-name="P1"><text:s text:c="4"/>for var ;do </text:p>
      <text:p text:style-name="P1"><text:s text:c="6"/>#conjunto de sentencias </text:p>
      <text:p text:style-name="P1"><text:s text:c="4"/>done </text:p>
      <text:p text:style-name="P1"/>
      <text:p text:style-name="P1"><text:s text:c="3"/>#grupo B </text:p>
      <text:p text:style-name="P1"><text:s text:c="4"/>while [[ $# -gt 0 ]];do </text:p>
      <text:p text:style-name="P1"><text:s text:c="5"/>var=$1</text:p>
      <text:p text:style-name="P1"><text:s text:c="5"/>#conjunto de sentencias </text:p>
      <text:p text:style-name="P1"><text:s text:c="5"/>shift</text:p>
      <text:p text:style-name="P1"><text:s text:c="4"/>done </text:p>
      <text:p text:style-name="P1"/>
      <text:p text:style-name="P3">Ejercicio 4) <text:span text:style-name="T3">Variables</text:span></text:p>
      <text:p text:style-name="P1"><text:s text:c="2"/>a) ¿Cómo declara una variable de tipo entera dentro de una función?</text:p>
      <text:p text:style-name="P1"><text:s text:c="2"/>b) ¿Cómo logra que una variable sea visible sólo dentro de la función a la que pertenece?</text:p>
      <text:p text:style-name="P1"><text:s text:c="2"/>c) De manera predeterminada las variables ¿son visibles en un subshell?. Explique.</text:p>
      <text:p text:style-name="P1"><text:s text:c="2"/>d) ¿Cómo elimina una variable definida?</text:p>
      <text:p text:style-name="P1"/>
      <text:p text:style-name="P1"><text:soft-page-break/><text:span text:style-name="T1">Ejercicio 5)</text:span> <text:span text:style-name="T2">DEBUG</text:span></text:p>
      <text:p text:style-name="P1">a) ¿Cuál es el problema que se puede presentar al ejecutar un script</text:p>
      <text:p text:style-name="P1"><text:s text:c="3"/>sin verificar previamente su sintaxis?¿Cómo puede evitar este problema?</text:p>
      <text:p text:style-name="P1">b) Si se provoca un error en ejecución en la línea n de nuestro script, </text:p>
      <text:p text:style-name="P1"><text:s text:c="3"/>¿qué sucede con la ejecución de las líneas anteriores y posteriores a ésta?</text:p>
      <text:p text:style-name="P1"/>
      <text:p text:style-name="P3">Ejercicio 6) Cron/anacron/at: </text:p>
      <text:p text:style-name="P1">a) ¿Es posible restringir el acceso a las herramientas cron y at, para usuarios </text:p>
      <text:p text:style-name="P1"><text:s text:c="3"/>no administradores?</text:p>
      <text:p text:style-name="P1">b) ¿En qué caso se usa cron y en cuál anacron? ¿Pueden coexistir? ¿Es posible para </text:p>
      <text:p text:style-name="P1"><text:s text:c="3"/>usuarios no administradores acceder a estas herramientas?</text:p>
      <text:p text:style-name="P1"/>
      <text:p text:style-name="P1"><text:span text:style-name="T1">Ejercicio 7) Verdadero/falso. Justifique en cualquier caso. </text:span></text:p>
      <text:p text:style-name="P1">a) Dada la sentencia l=${#var}, podemos decir que l es de tipo entera. <text:s/></text:p>
      <text:p text:style-name="P1">b) Las expresiones regulares se expresan de manera idéntica para cualquier </text:p>
      <text:p text:style-name="P1"><text:s text:c="3"/>herramienta. </text:p>
      <text:p text:style-name="P1">c) El shell en sí mismo no interpreta ningún tipo de expresión regular, sólo las</text:p>
      <text:p text:style-name="P1"><text:s text:c="3"/>herramientas como find, grep, etc lo hacen. </text:p>
      <text:p text:style-name="P1">d) egrep tiene mayor poder expresivo que grep en cuanto a expresiones regulares. </text:p>
      <text:p text:style-name="P1">e) Las opciones -regex y -name de find son equivalen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fo:language="es" fo:country="AR" fo:font-weight="bold" officeooo:rsid="001a641d" officeooo:paragraph-rsid="001a641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coloquio Automatización y scripting 2/6/2017</text:p>
        <text:p text:style-name="MP1">Nombre y Apellido:</text:p>
        <text:p text:style-name="MP1">Legajo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2:51:54.883467308</dc:date>
    <meta:editing-duration>PT10M17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2" meta:paragraph-count="64" meta:word-count="400" meta:character-count="2571" meta:non-whitespace-character-count="2051"/>
  </office:meta>
</office:document-meta>
</file>